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afd98" officeooo:paragraph-rsid="000afd98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officeooo:rsid="000afd98" officeooo:paragraph-rsid="000afd98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View for DogFight-</text:p>
      <text:p text:style-name="P1"/>
      <text:p text:style-name="P2"><text:tab/>I see DogFight as being an io game with multi-tier planes, weapson, and power-ups. Their will be two teams (red v blue) which start at opposite ends of the map and fly to the center to fight. Their will three modes, team v team, all v all, and team v team capture the points. This will be in real-time with up to 20 players on each te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3</meta:editing-cycles>
    <meta:generator>LibreOffice/5.3.4.2$Windows_x86 LibreOffice_project/f82d347ccc0be322489bf7da61d7e4ad13fe2ff3</meta:generator>
    <dc:date>2017-08-23T23:25:50.542000000</dc:date>
    <meta:document-statistic meta:table-count="0" meta:image-count="0" meta:object-count="0" meta:page-count="1" meta:paragraph-count="2" meta:word-count="70" meta:character-count="358" meta:non-whitespace-character-count="288"/>
    <meta:user-defined meta:name="Info 1"/>
    <meta:user-defined meta:name="Info 2"/>
    <meta:user-defined meta:name="Info 3"/>
    <meta:user-defined meta:name="Info 4"/>
  </office:meta>
</office:document-meta>
</file>